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BLEM STATEMENT:</text:span><text:span text:style-name="T2"/></text:p>
      <text:p text:style-name="P1"><text:span text:style-name="T2"><text:tab/>Automate key activities on an online shopping website using Selenium and Java.</text:span></text:p>
      <text:p text:style-name="P1"><text:span text:style-name="T3">BUSINESS REQUIREMENTS:</text:span><text:span text:style-name="T4"/></text:p>
      <text:p text:style-name="P1"><text:span text:style-name="T5">Navigate to the Website:</text:span><text:span text:style-name="T6"/></text:p>
      <text:list text:style-name="L2">
        <text:list-item>
          <text:p text:style-name="P2"><text:span text:style-name="T6">Open the web browser.</text:span></text:p>
        </text:list-item>
        <text:list-item>
          <text:p text:style-name="P2"><text:span text:style-name="T6">Navigate to the URL of the online shopping website.</text:span></text:p>
        </text:list-item>
      </text:list>
      <text:p text:style-name="P3"><text:span text:style-name="T7">Login (if required):</text:span><text:span text:style-name="T8"/></text:p>
      <text:list text:style-name="L4">
        <text:list-item>
          <text:p text:style-name="P4"><text:span text:style-name="T8">Enter credentials (username and password) to log in to the website (if login is required for further actions).</text:span></text:p>
        </text:list-item>
      </text:list>
      <text:p text:style-name="P5"><text:span text:style-name="T9">Navigate to Product Category:</text:span></text:p>
      <text:list text:style-name="L6">
        <text:list-item>
          <text:p text:style-name="P6"><text:span text:style-name="T10">Click on a specific product category or use the search functionality to find products.</text:span></text:p>
        </text:list-item>
      </text:list>
      <text:p text:style-name="P7"><text:span text:style-name="T11">View Product Details:</text:span></text:p>
      <text:list text:style-name="L8">
        <text:list-item>
          <text:p text:style-name="P8"><text:span text:style-name="T12">Click on a product to view its details (e.g., description, price, reviews, etc.).</text:span></text:p>
        </text:list-item>
      </text:list>
      <text:p text:style-name="P9"><text:span text:style-name="T13">Add Product to Cart:</text:span><text:span text:style-name="T14"/></text:p>
      <text:list text:style-name="L10">
        <text:list-item>
          <text:p text:style-name="P10"><text:span text:style-name="T14">Click on the "Add to Cart" button for the selected product.</text:span></text:p>
        </text:list-item>
        <text:list-item>
          <text:p text:style-name="P10"><text:span text:style-name="T14">Verify that the product is added to the cart successfully.</text:span></text:p>
        </text:list-item>
      </text:list>
      <text:p text:style-name="P11"><text:span text:style-name="T15">View Cart:</text:span></text:p>
      <text:list text:style-name="L12">
        <text:list-item>
          <text:p text:style-name="P12"><text:span text:style-name="T16">Navigate to the shopping cart to view the added products.</text:span></text:p>
        </text:list-item>
        <text:list-item>
          <text:p text:style-name="P12"><text:span text:style-name="T16">Verify that the correct products are displayed in the cart.</text:span></text:p>
        </text:list-item>
      </text:list>
      <text:p text:style-name="P13"><text:span text:style-name="T17">Proceed to Checkout:</text:span></text:p>
      <text:list text:style-name="L14">
        <text:list-item>
          <text:p text:style-name="P14"><text:span text:style-name="T18">Click on the "Proceed to Checkout" button to move to the checkout page.</text:span></text:p>
        </text:list-item>
        <text:list-item>
          <text:p text:style-name="P14"><text:span text:style-name="T18">Verify that the checkout page is displayed.</text:span></text:p>
        </text:list-item>
      </text:list>
      <text:p text:style-name="P15"><text:span text:style-name="T19">Fill Checkout Information:</text:span></text:p>
      <text:list text:style-name="L16">
        <text:list-item>
          <text:p text:style-name="P16"><text:span text:style-name="T20">Enter shipping address, payment details, and any other required information on the checkout page.</text:span></text:p>
        </text:list-item>
        <text:list-item>
          <text:p text:style-name="P16"><text:span text:style-name="T20">Verify that the information is entered correctly.</text:span></text:p>
        </text:list-item>
      </text:list>
      <text:p text:style-name="P17"><text:span text:style-name="T21">Place Order:</text:span></text:p>
      <text:list text:style-name="L18">
        <text:list-item>
          <text:p text:style-name="P18"><text:span text:style-name="T22">Click on the "Place Order" or "Complete Purchase" button to place the order.</text:span></text:p>
        </text:list-item>
        <text:list-item>
          <text:p text:style-name="P18"><text:span text:style-name="T22">Verify that the order is successfully placed and a confirmation message is displayed.</text:span></text:p>
        </text:list-item>
      </text:list>
      <text:p text:style-name="P19"><text:span text:style-name="T23">Logout (if applicable):</text:span></text:p>
      <text:list text:style-name="L20">
        <text:list-item>
          <text:p text:style-name="P20"><text:span text:style-name="T24">If the website has a logout option, click on it to log out of the user account.</text:span></text:p>
        </text:list-item>
      </text:list>
      <text:p text:style-name="P21"><text:span text:style-name="T25">FUTURE ASPECTS:</text:span></text:p>
      <text:p text:style-name="P22"><text:span text:style-name="T25">Payment Gateway Integration:</text:span><text:span text:style-name="T26"/></text:p>
      <text:p text:style-name="P23"><text:span text:style-name="T26">Implement automation for payment gateway integration testing.</text:span></text:p>
      <text:p text:style-name="P23"><text:span text:style-name="T27">User Account Management:</text:span><text:span text:style-name="T28"/></text:p>
      <text:p text:style-name="P23"><text:span text:style-name="T28">Automate user account management tasks such as password change, profile update, etc.</text:span></text:p>
      <text:p text:style-name="P23"><text:span text:style-name="T29">Mobile App Testing:</text:span><text:span text:style-name="T30"/></text:p>
      <text:p text:style-name="P23"><text:span text:style-name="T30">Extend automation to include testing on mobile platforms.</text:span></text:p>
      <text:p text:style-name="P23"><text:span text:style-name="T31">EXPECTATIONS:</text:span><text:span text:style-name="T32"/></text:p>
      <text:p text:style-name="P23"><text:span text:style-name="T33">Script Implementation:</text:span><text:span text:style-name="T34"/></text:p>
      <text:p text:style-name="P23"><text:span text:style-name="T34">Develop automation scripts using Java and Selenium to perform all key activities mentioned in the business requirements.</text:span></text:p>
      <text:p text:style-name="P23"><text:span text:style-name="T35">Validation Checks:</text:span><text:span text:style-name="T36"/></text:p>
      <text:p text:style-name="P23"><text:span text:style-name="T36">Ensure validation checks are implemented at appropriate steps (e.g., verifying successful login, product added to cart).</text:span></text:p>
      <text:p text:style-name="P23"><text:span text:style-name="T37">Robustness and Error Handling:</text:span><text:span text:style-name="T38"/></text:p>
      <text:p text:style-name="P23"><text:span text:style-name="T38">Implement robust error handling mechanisms to handle exceptions and unexpected scenarios.</text:span></text:p>
      <text:p text:style-name="P23"><text:span text:style-name="T39">Documentation:</text:span><text:span text:style-name="T40"/></text:p>
      <text:p text:style-name="P23"><text:span text:style-name="T40">Provide clear documentation for the automation scripts, including comments and explanations where necessary.</text:span></text:p>
      <text:p text:style-name="P23"><text:span text:style-name="T41">Scalability and Maintainability:</text:span></text:p>
      <text:p text:style-name="P23"><text:span text:style-name="T42">Design scripts in a scalable and maintainable manner to accommodate future enhancements and changes.</text:span></text:p>
      <text:p text:style-name="P23"><text:span text:style-name="T43">Execution and Reporting:</text:span></text:p>
      <text:p text:style-name="P23"><text:span text:style-name="T44">Execute automation scripts and generate detailed reports highlighting test results and any issues encountered.</text:span></text:p>
      <text:p text:style-name="P23"><text:span text:style-name="T45">Compliance:</text:span><text:span text:style-name="T46"/></text:p>
      <text:p text:style-name="P23"><text:span text:style-name="T46">Ensure automation scripts comply with coding standards, best practices, and company polici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